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justify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8cm" svg:height="1cm" svg:x="2cm" svg:y="2.5cm">
          <draw:text-box>
            <text:p>Time 模块设计</text:p>
          </draw:text-box>
        </draw:frame>
        <draw:custom-shape draw:style-name="gr2" draw:text-style-name="P2" draw:layer="layout" svg:width="18cm" svg:height="13cm" svg:x="2cm" svg:y="5cm">
          <text:p text:style-name="P1">支持的操作:</text:p>
          <text:p text:style-name="P1">1. <text:s/>get_ctime()</text:p>
          <text:p text:style-name="P1"><text:s text:c="5"/>得到当前时钟(clock)时间</text:p>
          <text:p text:style-name="P1">2. <text:s/>set_ctime()</text:p>
          <text:p text:style-name="P1"><text:s text:c="5"/>设置当前时钟时间</text:p>
          <text:p text:style-name="P1">3. <text:s/>stop_ctime()</text:p>
          <text:p text:style-name="P1"><text:s text:c="5"/>暂停当前时钟(真实时间无法停止,</text:p>
          <text:p text:style-name="P1"><text:s text:c="14"/>此处相当于时钟(clock)没电池了)</text:p>
          <text:p text:style-name="P1">4. <text:s/>cont_ctime()</text:p>
          <text:p text:style-name="P1"><text:s text:c="5"/>继续之前被暂停的时钟(即时钟被修好, 又能继续工作）了.</text:p>
          <text:p text:style-name="P1">5. <text:s/>sync_ctime()</text:p>
          <text:p text:style-name="P1"><text:s text:c="5"/>时钟恢复成当前真正的时间,去除stop, cont对</text:p>
          <text:p text:style-name="P1"><text:s text:c="5"/>时钟的影响)</text:p>
          <text:p text:style-name="P1"><text:s text:c="25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cm" svg:height="5.5cm" svg:x="2cm" svg:y="19cm">
          <text:p text:style-name="P1">Time 内部结构(time_ides):</text:p>
          <text:p text:style-name="P1">seconds_list:字节列表, 表示从1970/１/１</text:p>
          <text:p text:style-name="P1">以来的秒数（字节列表中0字节为低位, 即采用</text:p>
          <text:p text:style-name="P1">Little-endian 的表示）</text:p>
          <text:p text:style-name="P1">million_seconds:剩下的毫秒精度(10-e6)</text:p>
          <text:p text:style-name="P1">nano_seconds:剩下的纳秒精度（10-e9）</text:p>
          <text:p text:style-name="P1"><text:s text:c="10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16.5cm" svg:x="2cm" svg:y="29cm">
          <text:p text:style-name="P1">展现给用户的结构(time_udes):</text:p>
          <text:p text:style-name="P1">自1970/1/1:00:00:00以来走过的:</text:p>
          <text:p text:style-name="P1">Year: 年</text:p>
          <text:p text:style-name="P1">Mon: 月</text:p>
          <text:p text:style-name="P1">Day: 日</text:p>
          <text:p text:style-name="P1">Hour: 小时</text:p>
          <text:p text:style-name="P1">min: 分</text:p>
          <text:p text:style-name="P1">sec：秒</text:p>
          <text:p text:style-name="P1">Million_sec: 毫秒</text:p>
          <text:p text:style-name="P1">Nano_sec: 纳秒</text:p>
          <text:p text:style-name="P1">Mode: 以上时间表示模式:</text:p>
          <text:p text:style-name="P1"><text:s text:c="8"/>日光节约方式</text:p>
          <text:p text:style-name="P1"><text:s text:c="8"/>非日光节约方式</text:p>
          <text:p text:style-name="P1"><text:s text:c="9"/></text:p>
          <text:p text:style-name="P1"/>
          <text:p text:style-name="P1"/>
          <text:p text:style-name="P1"/>
          <text:p text:style-name="P1"><text:s text:c="6"/></text:p>
          <text:p text:style-name="P1"/>
          <text:p text:style-name="P1"/>
          <text:p text:style-name="P1"/>
          <text:p text:style-name="P1"><text:s text:c="8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0T13:17:18</meta:creation-date>
    <meta:editing-duration>PT03H46M11S</meta:editing-duration>
    <meta:editing-cycles>11</meta:editing-cycles>
    <meta:generator>OpenOffice.org/3.0$Unix OpenOffice.org_project/300m15$Build-9379</meta:generator>
    <dc:date>2010-01-10T17:03:26</dc:date>
    <meta:document-statistic meta:object-count="4"/>
    <meta:user-defined meta:name="Info 1"/>
    <meta:user-defined meta:name="Info 2"/>
    <meta:user-defined meta:name="Info 3"/>
    <meta:user-defined meta:name="Info 4"/>
  </office:meta>
</office:document-meta>
</file>